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paragraph-properties fo:text-align="center"/>
    </style:style>
    <style:style style:name="T4" style:parent-style-name="StrongEmphasis" style:family="text">
      <style:text-properties fo:font-weight="normal" style:font-weight-asian="normal" style:font-weight-complex="normal"/>
    </style:style>
    <style:style style:name="T5" style:parent-style-name="StrongEmphasis" style:family="text">
      <style:text-properties fo:font-weight="normal" style:font-weight-asian="normal" style:font-weight-complex="normal"/>
    </style:style>
    <style:style style:name="T6" style:parent-style-name="StrongEmphasis" style:family="text">
      <style:text-properties fo:font-weight="bold" style:font-weight-asian="bold" style:font-weight-complex="bold"/>
    </style:style>
    <style:style style:name="P7" style:parent-style-name="Textbody" style:family="paragraph"/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/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/>
    <style:style style:name="P15" style:parent-style-name="Textbody" style:family="paragraph">
      <style:paragraph-properties fo:margin-bottom="0in"/>
    </style:style>
    <style:style style:name="P16" style:parent-style-name="Textbody" style:family="paragraph"/>
    <style:style style:name="P17" style:parent-style-name="Textbody" style:family="paragraph">
      <style:paragraph-properties fo:margin-bottom="0in"/>
    </style:style>
    <style:style style:name="P18" style:parent-style-name="Textbody" style:family="paragraph"/>
    <style:style style:name="P19" style:parent-style-name="Textbody" style:family="paragraph">
      <style:paragraph-properties fo:margin-bottom="0in"/>
    </style:style>
    <style:style style:name="P20" style:parent-style-name="Textbody" style:family="paragraph"/>
    <style:style style:name="P21" style:parent-style-name="Textbody" style:family="paragraph">
      <style:paragraph-properties fo:margin-bottom="0in"/>
    </style:style>
    <style:style style:name="P22" style:parent-style-name="Textbody" style:family="paragraph"/>
    <style:style style:name="P23" style:parent-style-name="Textbody" style:family="paragraph"/>
    <style:style style:name="T24" style:parent-style-name="StrongEmphasis" style:family="text">
      <style:text-properties fo:font-weight="normal" style:font-weight-asian="normal" style:font-weight-complex="normal"/>
    </style:style>
    <style:style style:name="T25" style:parent-style-name="StrongEmphasis" style:family="text">
      <style:text-properties fo:font-weight="normal" style:font-weight-asian="normal" style:font-weight-complex="normal"/>
    </style:style>
    <style:style style:name="P26" style:parent-style-name="Textbody" style:family="paragraph"/>
    <style:style style:name="T27" style:parent-style-name="StrongEmphasis" style:family="text">
      <style:text-properties fo:font-weight="normal" style:font-weight-asian="normal" style:font-weight-complex="normal"/>
    </style:style>
    <style:style style:name="T28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T29" style:parent-style-name="StrongEmphasis" style:family="text">
      <style:text-properties fo:font-weight="normal" style:font-weight-asian="normal" style:font-weight-complex="normal"/>
    </style:style>
    <style:style style:name="P30" style:parent-style-name="Normalny" style:family="paragraph">
      <style:paragraph-properties style:vertical-align="auto" fo:text-indent="0.25in"/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 fo:hyphenate="true"/>
    </style:style>
    <style:style style:name="P31" style:parent-style-name="Normalny" style:family="paragraph">
      <style:paragraph-properties style:vertical-align="auto" fo:text-indent="0.25in"/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 fo:hyphenate="true"/>
    </style:style>
    <style:style style:name="P32" style:parent-style-name="Normalny" style:family="paragraph">
      <style:paragraph-properties style:vertical-align="auto" fo:text-indent="0.25in"/>
      <style:text-properties fo:hyphenate="true"/>
    </style:style>
    <style:style style:name="P33" style:parent-style-name="Normalny" style:family="paragraph">
      <style:paragraph-properties style:vertical-align="auto" fo:text-indent="0.25in"/>
      <style:text-properties fo:hyphenate="true"/>
    </style:style>
    <style:style style:name="P34" style:parent-style-name="Normalny" style:family="paragraph">
      <style:paragraph-properties style:vertical-align="auto" fo:text-indent="0.25in"/>
      <style:text-properties fo:hyphenate="true"/>
    </style:style>
    <style:style style:name="P35" style:parent-style-name="Normalny" style:family="paragraph">
      <style:paragraph-properties style:vertical-align="auto" fo:text-indent="0.25in"/>
      <style:text-properties fo:hyphenate="true"/>
    </style:style>
    <style:style style:name="P36" style:parent-style-name="Normalny" style:family="paragraph">
      <style:paragraph-properties style:vertical-align="auto" fo:text-indent="0.25in"/>
      <style:text-properties fo:hyphenate="true"/>
    </style:style>
    <style:style style:name="P37" style:parent-style-name="Normalny" style:family="paragraph">
      <style:paragraph-properties style:vertical-align="auto" fo:text-indent="0.25in"/>
      <style:text-properties fo:hyphenate="true"/>
    </style:style>
    <style:style style:name="P38" style:parent-style-name="Normalny" style:family="paragraph">
      <style:paragraph-properties style:vertical-align="auto" fo:text-indent="0.25in"/>
      <style:text-properties fo:hyphenate="true"/>
    </style:style>
    <style:style style:name="P39" style:parent-style-name="Normalny" style:family="paragraph">
      <style:paragraph-properties style:vertical-align="auto" fo:text-indent="0.25in"/>
      <style:text-properties fo:hyphenate="true"/>
    </style:style>
    <style:style style:name="P40" style:parent-style-name="Normalny" style:family="paragraph">
      <style:paragraph-properties style:vertical-align="auto" fo:text-indent="0.25in"/>
      <style:text-properties fo:hyphenate="true"/>
    </style:style>
    <style:style style:name="P41" style:parent-style-name="Normalny" style:family="paragraph">
      <style:paragraph-properties style:vertical-align="auto" fo:text-indent="0.25in"/>
      <style:text-properties fo:hyphenate="true"/>
    </style:style>
    <style:style style:name="P42" style:parent-style-name="Normalny" style:family="paragraph">
      <style:paragraph-properties style:vertical-align="auto" fo:text-indent="0.25in"/>
      <style:text-properties fo:hyphenate="true"/>
    </style:style>
    <style:style style:name="P43" style:parent-style-name="Normalny" style:family="paragraph">
      <style:paragraph-properties style:vertical-align="auto" fo:text-indent="0.25in"/>
      <style:text-properties fo:hyphenate="true"/>
    </style:style>
    <style:style style:name="P44" style:parent-style-name="Normalny" style:family="paragraph">
      <style:paragraph-properties style:vertical-align="auto" fo:text-indent="0.25in"/>
      <style:text-properties fo:hyphenate="true"/>
    </style:style>
    <style:style style:name="P45" style:parent-style-name="Normalny" style:family="paragraph">
      <style:paragraph-properties style:vertical-align="auto" fo:text-indent="0.25in"/>
      <style:text-properties fo:hyphenate="true"/>
    </style:style>
    <style:style style:name="P46" style:parent-style-name="Normalny" style:family="paragraph">
      <style:paragraph-properties style:vertical-align="auto" fo:text-indent="0.25in"/>
      <style:text-properties fo:hyphenate="true"/>
    </style:style>
    <style:style style:name="P47" style:parent-style-name="Normalny" style:family="paragraph">
      <style:paragraph-properties style:vertical-align="auto" fo:text-indent="0.25in"/>
      <style:text-properties fo:hyphenate="true"/>
    </style:style>
    <style:style style:name="P48" style:parent-style-name="Normalny" style:family="paragraph">
      <style:paragraph-properties style:vertical-align="auto" fo:text-indent="0.25in"/>
      <style:text-properties fo:hyphenate="true"/>
    </style:style>
    <style:style style:name="P49" style:parent-style-name="Normalny" style:family="paragraph">
      <style:paragraph-properties style:vertical-align="auto" fo:text-indent="0.25in"/>
      <style:text-properties fo:hyphenate="true"/>
    </style:style>
    <style:style style:name="P50" style:parent-style-name="Normalny" style:family="paragraph">
      <style:paragraph-properties style:vertical-align="auto" fo:text-indent="0.25in"/>
      <style:text-properties fo:hyphenate="true"/>
    </style:style>
    <style:style style:name="P51" style:parent-style-name="Normalny" style:family="paragraph">
      <style:paragraph-properties style:vertical-align="auto" fo:text-indent="0.25in"/>
      <style:text-properties fo:hyphenate="true"/>
    </style:style>
    <style:style style:name="P52" style:parent-style-name="Normalny" style:family="paragraph">
      <style:paragraph-properties style:vertical-align="auto" fo:text-indent="0.25in"/>
      <style:text-properties fo:hyphenate="true"/>
    </style:style>
    <style:style style:name="P53" style:parent-style-name="Normalny" style:family="paragraph">
      <style:paragraph-properties style:vertical-align="auto" fo:text-indent="0.25in"/>
      <style:text-properties fo:hyphenate="true"/>
    </style:style>
    <style:style style:name="P54" style:parent-style-name="Normalny" style:family="paragraph">
      <style:paragraph-properties style:vertical-align="auto" fo:text-indent="0.25in"/>
      <style:text-properties fo:hyphenate="true"/>
    </style:style>
    <style:style style:name="P55" style:parent-style-name="Normalny" style:family="paragraph">
      <style:paragraph-properties style:vertical-align="auto"/>
      <style:text-properties fo:hyphenate="true"/>
    </style:style>
    <style:style style:name="P56" style:parent-style-name="Normalny" style:family="paragraph">
      <style:paragraph-properties style:vertical-align="auto"/>
      <style:text-properties fo:hyphenate="true"/>
    </style:style>
    <style:style style:name="P57" style:parent-style-name="Textbody" style:family="paragraph">
      <style:paragraph-properties fo:text-indent="0.4923in"/>
    </style:style>
    <style:style style:name="P58" style:parent-style-name="Textbody" style:family="paragraph">
      <style:paragraph-properties fo:text-indent="0.4923in"/>
    </style:style>
    <style:style style:name="P59" style:parent-style-name="Textbody" style:family="paragraph">
      <style:paragraph-properties fo:text-indent="0.4923in"/>
    </style:style>
    <style:style style:name="P60" style:parent-style-name="Textbody" style:family="paragraph">
      <style:paragraph-properties fo:text-indent="0.4923in"/>
    </style:style>
    <style:style style:name="P61" style:parent-style-name="Textbody" style:family="paragraph">
      <style:paragraph-properties fo:text-indent="0.4923in"/>
    </style:style>
    <style:style style:name="P62" style:parent-style-name="Textbody" style:family="paragraph">
      <style:paragraph-properties fo:text-indent="0.4923in"/>
    </style:style>
    <style:style style:name="P63" style:parent-style-name="Textbody" style:family="paragraph">
      <style:paragraph-properties fo:text-indent="0.4923in"/>
    </style:style>
    <style:style style:name="P64" style:parent-style-name="Textbody" style:family="paragraph">
      <style:paragraph-properties fo:text-indent="0.4923in"/>
    </style:style>
    <style:style style:name="P65" style:parent-style-name="Textbody" style:family="paragraph">
      <style:paragraph-properties fo:text-indent="0.4923in"/>
    </style:style>
    <style:style style:name="P66" style:parent-style-name="Textbody" style:family="paragraph">
      <style:paragraph-properties fo:text-indent="0.4923in"/>
    </style:style>
    <style:style style:name="P67" style:parent-style-name="Textbody" style:family="paragraph">
      <style:paragraph-properties fo:text-indent="0.4923in"/>
    </style:style>
    <style:style style:name="P68" style:parent-style-name="Textbody" style:family="paragraph">
      <style:paragraph-properties fo:text-indent="0.4923in"/>
    </style:style>
    <style:style style:name="P69" style:parent-style-name="Textbody" style:family="paragraph">
      <style:paragraph-properties fo:text-indent="0.4923in"/>
    </style:style>
    <style:style style:name="P70" style:parent-style-name="Textbody" style:family="paragraph">
      <style:paragraph-properties fo:text-indent="0.4923in"/>
    </style:style>
    <style:style style:name="P71" style:parent-style-name="Normalny" style:family="paragraph">
      <style:paragraph-properties style:vertical-align="auto" fo:text-indent="0.4923in"/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 fo:hyphenate="true"/>
    </style:style>
    <style:style style:name="P72" style:parent-style-name="Normalny" style:family="paragraph">
      <style:paragraph-properties style:vertical-align="auto" fo:text-indent="0.4923in"/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 fo:hyphenate="true"/>
    </style:style>
    <style:style style:name="P73" style:parent-style-name="Normalny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 fo:hyphenate="true"/>
    </style:style>
    <style:style style:name="P74" style:parent-style-name="Textbody" style:family="paragraph">
      <style:paragraph-properties fo:text-indent="0.4923in"/>
    </style:style>
  </office:automatic-styles>
  <office:body>
    <office:text text:use-soft-page-breaks="true">
      <text:h text:style-name="P1" text:outline-level="1"><text:span text:style-name="StrongEmphasis">ZADANIE: OPERACJE ARYTMETYCZNE W SYSTEMIE BINARNYM</text:span></text:h>
      <text:p text:style-name="P2"/>
      <text:p text:style-name="P3"/>
      <text:p text:style-name="Textbody"><text:span text:style-name="T4">Twoim zadaniem jest przećwiczenie operacji arytmetycznych (dodawanie, odejmowanie, mnożenie, dzielenie) w naturalnym systemie binarnym. Pracować będziesz na liczbie bazowej, którą<text:s/></text:span><text:span text:style-name="T5">obliczysz według poniższych kroków, a następnie wykonasz wskazane działania arytmetyczne.</text:span></text:p>
      <text:h text:style-name="Nagłówek3" text:outline-level="3"><text:span text:style-name="T6">INSTRUKCJA:</text:span></text:h>
      <text:list text:style-name="LFO1" text:continue-numbering="true">
        <text:list-item>
          <text:p text:style-name="P7"><text:span text:style-name="StrongEmphasis">Obliczenie liczby bazowej w systemie dziesiętnym:</text:span></text:p>
          <text:list text:continue-numbering="true">
            <text:list-item>
              <text:p text:style-name="P8">Twoja liczba startowa to Twój numer z dziennika pomnożony przez 5 i powiększony o 20.</text:p>
            </text:list-item>
            <text:list-item>
              <text:p text:style-name="P9">Wzór:<text:s/><text:span text:style-name="StrongEmphasis">Liczba start</text:span><text:span text:style-name="StrongEmphasis">owa = (numer z dziennika * 5) + 20</text:span></text:p>
            </text:list-item>
            <text:list-item>
              <text:p text:style-name="P10">Przykład: Jeśli Twój numer z dziennika to 29, to liczba startowa wyniesie:<text:s/><text:line-break/>(29 * 5) + 20 = 165</text:p>
            </text:list-item>
          </text:list>
        </text:list-item>
        <text:list-item>
          <text:p text:style-name="P11"><text:span text:style-name="StrongEmphasis">Konwersja liczby startowej na system binarny:</text:span></text:p>
          <text:list text:continue-numbering="true">
            <text:list-item>
              <text:p text:style-name="P12">Skonwertuj swoją liczbę startową na system binarny (dwójkowy).</text:p>
            </text:list-item>
            <text:list-item>
              <text:p text:style-name="P13">Jest to Twoja<text:s/><text:span text:style-name="StrongEmphasis">li</text:span><text:span text:style-name="StrongEmphasis">czba bazowa</text:span><text:s/>w systemie binarnym, na której będziesz wykonywać operacje.</text:p>
            </text:list-item>
          </text:list>
        </text:list-item>
        <text:list-item>
          <text:p text:style-name="P14"><text:span text:style-name="StrongEmphasis">Dodawanie:</text:span></text:p>
          <text:list text:continue-numbering="true">
            <text:list-item>
              <text:p text:style-name="P15">Do liczby bazowej dodaj liczbę<text:s/><text:span text:style-name="StrongEmphasis">15</text:span><text:s/>(w systemie binarnym).</text:p>
            </text:list-item>
          </text:list>
        </text:list-item>
        <text:list-item>
          <text:p text:style-name="P16"><text:span text:style-name="StrongEmphasis">Odejmowanie:</text:span></text:p>
          <text:list text:continue-numbering="true">
            <text:list-item>
              <text:p text:style-name="P17">Od liczby bazowej odejmij liczbę<text:s/><text:span text:style-name="StrongEmphasis">10</text:span><text:s/>(w systemie binarnym).</text:p>
            </text:list-item>
          </text:list>
        </text:list-item>
        <text:list-item>
          <text:p text:style-name="P18"><text:span text:style-name="StrongEmphasis">Mnożenie:</text:span></text:p>
          <text:list text:continue-numbering="true">
            <text:list-item>
              <text:p text:style-name="P19">Pomnóż liczbę bazową przez<text:s/><text:span text:style-name="StrongEmphasis">3</text:span><text:s/>(w<text:s/>systemie binarnym).</text:p>
            </text:list-item>
          </text:list>
        </text:list-item>
        <text:list-item>
          <text:p text:style-name="P20"><text:span text:style-name="StrongEmphasis">Dzielenie:</text:span></text:p>
          <text:list text:continue-numbering="true">
            <text:list-item>
              <text:p text:style-name="P21">Podziel liczbę bazową przez<text:s/><text:span text:style-name="StrongEmphasis">2</text:span><text:s/>(w systemie binarnym).</text:p>
            </text:list-item>
            <text:list-item>
              <text:p text:style-name="P22">Wynik musi być liczbą całkowitą (zignoruj resztę, jeśli wystąpi).</text:p>
            </text:list-item>
          </text:list>
        </text:list-item>
      </text:list>
      <text:p text:style-name="Textbody"/>
      <text:p text:style-name="Textbody"><text:span text:style-name="StrongEmphasis">Uwaga:</text:span></text:p>
      <text:list text:style-name="LFO2" text:continue-numbering="true">
        <text:list-item>
          <text:p text:style-name="P23"><text:span text:style-name="T24">Działania rozpisuj, czyli zaznaczaj wszystkie przeniesienia, pożyczki a w przypadku mnożenia i dzi</text:span><text:span text:style-name="T25">elenia rozpisuj krok po kroku.</text:span></text:p>
        </text:list-item>
        <text:list-item>
          <text:p text:style-name="P26"><text:span text:style-name="T27">Konwersji z dziesiętnego na binarny<text:s/></text:span><text:span text:style-name="T28">NIE MUSISZ</text:span><text:span text:style-name="StrongEmphasis"><text:s/></text:span><text:span text:style-name="T29">rozpisywać.</text:span></text:p>
        </text:list-item>
      </text:list>
      <text:p text:style-name="Textbody"/>
      <text:p text:style-name="Textbody"/>
      <text:p text:style-name="P30">Liczba startowa=(10×5)+20=50+20=70<text:s/></text:p>
      <text:p text:style-name="P31"/>
      <text:p text:style-name="P32"/>
      <text:soft-page-break/>
      <text:p text:style-name="P33"><text:span text:style-name="mord">70</text:span><text:span text:style-name="mbin">÷</text:span><text:span text:style-name="mord">2</text:span><text:span text:style-name="mrel">=</text:span><text:span text:style-name="mord">35reszta0</text:span></text:p>
      <text:p text:style-name="P34"><text:span text:style-name="mord">35</text:span><text:span text:style-name="mbin">÷</text:span><text:span text:style-name="mord">2</text:span><text:span text:style-name="mrel">=</text:span><text:span text:style-name="mord">17reszta1</text:span></text:p>
      <text:p text:style-name="P35"><text:span text:style-name="mord">17</text:span><text:span text:style-name="mbin">÷</text:span><text:span text:style-name="mord">2</text:span><text:span text:style-name="mrel">=</text:span><text:span text:style-name="mord">8reszta1</text:span></text:p>
      <text:p text:style-name="P36"><text:span text:style-name="mord">8</text:span><text:span text:style-name="mbin">÷</text:span><text:span text:style-name="mord">2</text:span><text:span text:style-name="mrel">=</text:span><text:span text:style-name="mord">4reszta0</text:span></text:p>
      <text:p text:style-name="P37"><text:span text:style-name="mord">4</text:span><text:span text:style-name="mbin">÷</text:span><text:span text:style-name="mord">2</text:span><text:span text:style-name="mrel">=</text:span><text:span text:style-name="mord">2reszta0</text:span></text:p>
      <text:p text:style-name="P38"><text:span text:style-name="mord">2</text:span><text:span text:style-name="mbin">÷</text:span><text:span text:style-name="mord">2</text:span><text:span text:style-name="mrel">=</text:span><text:span text:style-name="mord">1reszta0</text:span></text:p>
      <text:p text:style-name="P39"><text:span text:style-name="mord">1</text:span><text:span text:style-name="mbin">÷</text:span><text:span text:style-name="mord">2</text:span><text:span text:style-name="mrel">=</text:span><text:span text:style-name="mord">0reszta1</text:span></text:p>
      <text:p text:style-name="P40"/>
      <text:p text:style-name="P41">70 w systemie binarnym to 1000110</text:p>
      <text:p text:style-name="P42"/>
      <text:p text:style-name="P43">dodawanie</text:p>
      <text:p text:style-name="P44"><text:span text:style-name="mord">70</text:span><text:span text:style-name="mord">+</text:span><text:span text:style-name="mord">1</text:span><text:span text:style-name="mord">5</text:span></text:p>
      <text:p text:style-name="P45"/>
      <text:p text:style-name="P46"><text:span text:style-name="mord">15</text:span><text:span text:style-name="mbin">÷</text:span><text:span text:style-name="mord">2</text:span><text:span text:style-name="mrel">=</text:span><text:span text:style-name="mord">7reszta1</text:span></text:p>
      <text:p text:style-name="P47"><text:span text:style-name="mord">7</text:span><text:span text:style-name="mbin">÷</text:span><text:span text:style-name="mord">2</text:span><text:span text:style-name="mrel">=</text:span><text:span text:style-name="mord">3reszta1</text:span></text:p>
      <text:p text:style-name="P48"><text:span text:style-name="mord">3</text:span><text:span text:style-name="mbin">÷</text:span><text:span text:style-name="mord">2</text:span><text:span text:style-name="mrel">=</text:span><text:span text:style-name="mord">1reszta1</text:span></text:p>
      <text:p text:style-name="P49"><text:span text:style-name="mord">1</text:span><text:span text:style-name="mbin">÷</text:span><text:span text:style-name="mord">2</text:span><text:span text:style-name="mrel">=</text:span><text:span text:style-name="mord">0reszta1</text:span></text:p>
      <text:p text:style-name="P50"/>
      <text:p text:style-name="P51"><text:span text:style-name="mord">15 w systemie binarnym to 1111</text:span></text:p>
      <text:p text:style-name="P52"/>
      <text:p text:style-name="P53"><text:span text:style-name="mord"><text:s text:c="8"/>1</text:span></text:p>
      <text:p text:style-name="P54"><text:span text:style-name="mord">1000110</text:span><text:span text:style-name="mord"><text:s/>= 70</text:span></text:p>
      <text:p text:style-name="P55"><text:span text:style-name="mbin"><text:s text:c="10"/>+</text:span><text:span text:style-name="mord">1111</text:span><text:span text:style-name="mord"><text:s/>=15</text:span></text:p>
      <text:p text:style-name="P56"><text:span text:style-name="mord"><text:s text:c="4"/></text:span><text:span text:style-name="mrel">=</text:span><text:span text:style-name="mord">1010101 = 85</text:span></text:p>
      <text:p text:style-name="Textbody"><text:tab/></text:p>
      <text:p text:style-name="Textbody"><text:tab/>Odejmowanie</text:p>
      <text:p text:style-name="Textbody"><text:tab/>70-10</text:p>
      <text:p text:style-name="P57"><text:span text:style-name="mord">10</text:span><text:span text:style-name="mbin">÷</text:span><text:span text:style-name="mord">2</text:span><text:span text:style-name="mrel">=</text:span><text:span text:style-name="mord">5reszta0</text:span></text:p>
      <text:p text:style-name="P58"><text:span text:style-name="mord">5</text:span><text:span text:style-name="mbin">÷</text:span><text:span text:style-name="mord">2</text:span><text:span text:style-name="mrel">=</text:span><text:span text:style-name="mord">2reszta1</text:span></text:p>
      <text:p text:style-name="Textbody"><text:tab/><text:span text:style-name="mord">2</text:span><text:span text:style-name="mbin">÷</text:span><text:span text:style-name="mord">2</text:span><text:span text:style-name="mrel">=</text:span><text:span text:style-name="mord">1reszta0</text:span></text:p>
      <text:p text:style-name="Textbody"><text:span text:style-name="mord"><text:tab/>1</text:span><text:span text:style-name="mbin">÷</text:span><text:span text:style-name="mord">2</text:span><text:span text:style-name="mrel">=</text:span><text:span text:style-name="mord">0reszta1</text:span></text:p>
      <text:p text:style-name="P59"><text:span text:style-name="mord"><text:s text:c="3"/>1000110</text:span><text:span text:style-name="mord">=70</text:span></text:p>
      <text:p text:style-name="P60"><text:span text:style-name="mbin"><text:s text:c="7"/>−</text:span><text:span text:style-name="mord">1010</text:span><text:span text:style-name="mord">=10</text:span></text:p>
      <text:p text:style-name="P61"><text:span text:style-name="mrel">=</text:span><text:span text:style-name="mord">01111100</text:span><text:span text:style-name="mord">=60</text:span></text:p>
      <text:p text:style-name="P62"/>
      <text:p text:style-name="P63"><text:span text:style-name="mord">Mnożenie<text:s/></text:span></text:p>
      <text:p text:style-name="P64"><text:span text:style-name="mord">70*3</text:span></text:p>
      <text:p text:style-name="P65"><text:span text:style-name="mord"><text:s text:c="4"/>1000110=70</text:span></text:p>
      <text:p text:style-name="P66"><text:span text:style-name="mbin"><text:s text:c="12"/>×</text:span><text:span text:style-name="mord">11=3</text:span></text:p>
      <text:p text:style-name="P67"><text:span text:style-name="mrel">=</text:span><text:span text:style-name="mord">11000110=210</text:span></text:p>
      <text:p text:style-name="P68"/>
      <text:soft-page-break/>
      <text:p text:style-name="P69"><text:span text:style-name="mord">Dzielenie</text:span></text:p>
      <text:p text:style-name="P70"><text:span text:style-name="mord">70:2</text:span></text:p>
      <text:p text:style-name="P71">1000110</text:p>
      <text:p text:style-name="P72"><text:s text:c="8"/>÷10</text:p>
      <text:p text:style-name="P73"><text:s text:c="10"/>=0100011<text:s/></text:p>
      <text:p text:style-name="P74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mord" style:display-name="mord" style:family="text" style:parent-style-name="Domyślnaczcionkaakapitu"/>
    <style:style style:name="mrel" style:display-name="mrel" style:family="text" style:parent-style-name="Domyślnaczcionkaakapitu"/>
    <style:style style:name="mopen" style:display-name="mopen" style:family="text" style:parent-style-name="Domyślnaczcionkaakapitu"/>
    <style:style style:name="mbin" style:display-name="mbin" style:family="text" style:parent-style-name="Domyślnaczcionkaakapitu"/>
    <style:style style:name="mclose" style:display-name="mclose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kowalski</meta:initial-creator>
    <dc:creator>pkowalski</dc:creator>
    <meta:creation-date>2025-03-12T13:19:00Z</meta:creation-date>
    <dc:date>2025-03-12T13:33:00Z</dc:date>
    <meta:template xlink:href="Normal" xlink:type="simple"/>
    <meta:editing-cycles>5</meta:editing-cycles>
    <meta:editing-duration>PT960S</meta:editing-duration>
    <meta:document-statistic meta:page-count="3" meta:paragraph-count="3" meta:word-count="275" meta:character-count="1928" meta:row-count="13" meta:non-whitespace-character-count="1656"/>
  </office:meta>
</office:document-meta>
</file>